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282141400098302E-3" table:style-name="ce2">
            <text:p>0.002228214</text:p>
          </table:table-cell>
          <table:table-cell office:value-type="float" office:value="0.193409898827999" table:style-name="ce2">
            <text:p>0.193409899</text:p>
          </table:table-cell>
          <table:table-cell office:value-type="float" office:value="5.2772195400662802E-2" table:style-name="ce2">
            <text:p>0.052772195</text:p>
          </table:table-cell>
          <table:table-cell office:value-type="float" office:value="6.9016939150188E-2" table:style-name="ce2">
            <text:p>0.069016939</text:p>
          </table:table-cell>
          <table:table-cell office:value-type="float" office:value="1.341" table:style-name="ce2">
            <text:p>1.341</text:p>
          </table:table-cell>
          <table:table-cell office:value-type="float" office:value="-0.30359999999999998" table:style-name="ce1">
            <text:p>-0.3036</text:p>
          </table:table-cell>
          <table:table-cell office:value-type="float" office:value="-1.32E-2" table:style-name="ce1">
            <text:p>-0.0132</text:p>
          </table:table-cell>
          <table:table-cell office:value-type="float" office:value="0.45450000000000002" table:style-name="ce1">
            <text:p>0.4545</text:p>
          </table:table-cell>
          <table:table-cell office:value-type="float" office:value="0.32740000000000002" table:style-name="ce1">
            <text:p>0.3274</text:p>
          </table:table-cell>
          <table:table-cell office:value-type="float" office:value="-0.67069999999999996" table:style-name="ce1">
            <text:p>-0.6707</text:p>
          </table:table-cell>
          <table:table-cell office:value-type="float" office:value="0.2223" table:style-name="ce1">
            <text:p>0.2223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-0.48330000000000001" table:style-name="ce1">
            <text:p>-0.4833</text:p>
          </table:table-cell>
          <table:table-cell office:value-type="float" office:value="-1.0707" table:style-name="ce1">
            <text:p>-1.0707</text:p>
          </table:table-cell>
          <table:table-cell office:value-type="float" office:value="-0.15359999999999999" table:style-name="ce1">
            <text:p>-0.1536</text:p>
          </table:table-cell>
          <table:table-cell office:value-type="float" office:value="0.18720000000000001" table:style-name="ce1">
            <text:p>0.1872</text:p>
          </table:table-cell>
          <table:table-cell office:value-type="float" office:value="0.1085" table:style-name="ce1">
            <text:p>0.1085</text:p>
          </table:table-cell>
          <table:table-cell office:value-type="float" office:value="-0.52249999999999996" table:style-name="ce1">
            <text:p>-0.5225</text:p>
          </table:table-cell>
          <table:table-cell office:value-type="float" office:value="2.29E-2" table:style-name="ce1">
            <text:p>0.0229</text:p>
          </table:table-cell>
          <table:table-cell office:value-type="float" office:value="-0.89839999999999998" table:style-name="ce1">
            <text:p>-0.8984</text:p>
          </table:table-cell>
          <table:table-cell office:value-type="float" office:value="-0.5514" table:style-name="ce1">
            <text:p>-0.5514</text:p>
          </table:table-cell>
          <table:table-cell office:value-type="float" office:value="-0.1216" table:style-name="ce1">
            <text:p>-0.1216</text:p>
          </table:table-cell>
          <table:table-cell office:value-type="float" office:value="-5.0799999999999998E-2" table:style-name="ce1">
            <text:p>-0.0508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-6.0299999999999999E-2" table:style-name="ce1">
            <text:p>-0.0603</text:p>
          </table:table-cell>
          <table:table-cell office:value-type="float" office:value="-0.19309999999999999" table:style-name="ce1">
            <text:p>-0.1931</text:p>
          </table:table-cell>
          <table:table-cell office:value-type="float" office:value="0.1139" table:style-name="ce1">
            <text:p>0.1139</text:p>
          </table:table-cell>
          <table:table-cell office:value-type="float" office:value="-0.3281" table:style-name="ce1">
            <text:p>-0.3281</text:p>
          </table:table-cell>
          <table:table-cell office:value-type="float" office:value="-0.22359999999999999" table:style-name="ce1">
            <text:p>-0.2236</text:p>
          </table:table-cell>
          <table:table-cell office:value-type="float" office:value="-1.4831000000000001" table:style-name="ce1">
            <text:p>-1.4831</text:p>
          </table:table-cell>
          <table:table-cell office:value-type="float" office:value="-6.6900000000000001E-2" table:style-name="ce1">
            <text:p>-0.0669</text:p>
          </table:table-cell>
          <table:table-cell office:value-type="float" office:value="-0.2162" table:style-name="ce1">
            <text:p>-0.2162</text:p>
          </table:table-cell>
          <table:table-cell office:value-type="float" office:value="-0.49680000000000002" table:style-name="ce1">
            <text:p>-0.4968</text:p>
          </table:table-cell>
          <table:table-cell office:value-type="float" office:value="-0.88719999999999999" table:style-name="ce1">
            <text:p>-0.8872</text:p>
          </table:table-cell>
          <table:table-cell office:value-type="float" office:value="-0.59519999999999995" table:style-name="ce1">
            <text:p>-0.5952</text:p>
          </table:table-cell>
          <table:table-cell office:value-type="float" office:value="-1.39" table:style-name="ce1">
            <text:p>-1.39</text:p>
          </table:table-cell>
          <table:table-cell office:value-type="float" office:value="-0.2465" table:style-name="ce1">
            <text:p>-0.2465</text:p>
          </table:table-cell>
          <table:table-cell office:value-type="float" office:value="1.1685000000000001" table:style-name="ce1">
            <text:p>1.1685</text:p>
          </table:table-cell>
          <table:table-cell office:value-type="float" office:value="0.20749999999999999" table:style-name="ce1">
            <text:p>0.2075</text:p>
          </table:table-cell>
          <table:table-cell office:value-type="float" office:value="-0.1101" table:style-name="ce1">
            <text:p>-0.1101</text:p>
          </table:table-cell>
          <table:table-cell office:value-type="float" office:value="-2.9100000000000001E-2" table:style-name="ce1">
            <text:p>-0.0291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4.1799999999999997E-2" table:style-name="ce1">
            <text:p>0.0418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63100000000000001" table:style-name="ce1">
            <text:p>0.631</text:p>
          </table:table-cell>
          <table:table-cell table:number-columns-repeated="1633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995131569000702E-3" table:style-name="ce2">
            <text:p>0.002299513</text:p>
          </table:table-cell>
          <table:table-cell office:value-type="float" office:value="0.193220328149938" table:style-name="ce2">
            <text:p>0.193220328</text:p>
          </table:table-cell>
          <table:table-cell office:value-type="float" office:value="6.7828035632258601E-2" table:style-name="ce2">
            <text:p>0.067828036</text:p>
          </table:table-cell>
          <table:table-cell office:value-type="float" office:value="7.5697491336759404E-2" table:style-name="ce2">
            <text:p>0.075697491</text:p>
          </table:table-cell>
          <table:table-cell office:value-type="float" office:value="1.329" table:style-name="ce2">
            <text:p>1.329</text:p>
          </table:table-cell>
          <table:table-cell office:value-type="float" office:value="-0.22689999999999999" table:style-name="ce1">
            <text:p>-0.2269</text:p>
          </table:table-cell>
          <table:table-cell office:value-type="float" office:value="0.21" table:style-name="ce1">
            <text:p>0.21</text:p>
          </table:table-cell>
          <table:table-cell office:value-type="float" office:value="0.51670000000000005" table:style-name="ce1">
            <text:p>0.5167</text:p>
          </table:table-cell>
          <table:table-cell office:value-type="float" office:value="0.84089999999999998" table:style-name="ce1">
            <text:p>0.8409</text:p>
          </table:table-cell>
          <table:table-cell office:value-type="float" office:value="-0.32740000000000002" table:style-name="ce1">
            <text:p>-0.3274</text:p>
          </table:table-cell>
          <table:table-cell office:value-type="float" office:value="0.36630000000000001" table:style-name="ce1">
            <text:p>0.3663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-0.58740000000000003" table:style-name="ce1">
            <text:p>-0.5874</text:p>
          </table:table-cell>
          <table:table-cell office:value-type="float" office:value="-0.66579999999999995" table:style-name="ce1">
            <text:p>-0.6658</text:p>
          </table:table-cell>
          <table:table-cell office:value-type="float" office:value="-0.14019999999999999" table:style-name="ce1">
            <text:p>-0.1402</text:p>
          </table:table-cell>
          <table:table-cell office:value-type="float" office:value="0.35289999999999999" table:style-name="ce1">
            <text:p>0.3529</text:p>
          </table:table-cell>
          <table:table-cell office:value-type="float" office:value="0.3493" table:style-name="ce1">
            <text:p>0.3493</text:p>
          </table:table-cell>
          <table:table-cell office:value-type="float" office:value="-0.49909999999999999" table:style-name="ce1">
            <text:p>-0.4991</text:p>
          </table:table-cell>
          <table:table-cell office:value-type="float" office:value="0.1056" table:style-name="ce1">
            <text:p>0.1056</text:p>
          </table:table-cell>
          <table:table-cell office:value-type="float" office:value="0.2462" table:style-name="ce1">
            <text:p>0.2462</text:p>
          </table:table-cell>
          <table:table-cell office:value-type="float" office:value="-1.0179" table:style-name="ce1">
            <text:p>-1.0179</text:p>
          </table:table-cell>
          <table:table-cell office:value-type="float" office:value="-0.17469999999999999" table:style-name="ce1">
            <text:p>-0.1747</text:p>
          </table:table-cell>
          <table:table-cell office:value-type="float" office:value="-5.8099999999999999E-2" table:style-name="ce1">
            <text:p>-0.0581</text:p>
          </table:table-cell>
          <table:table-cell office:value-type="float" office:value="-2.8E-3" table:style-name="ce1">
            <text:p>-0.0028</text:p>
          </table:table-cell>
          <table:table-cell office:value-type="float" office:value="1E-4" table:style-name="ce1">
            <text:p>0.0001</text:p>
          </table:table-cell>
          <table:table-cell office:value-type="float" office:value="-3.4099999999999998E-2" table:style-name="ce1">
            <text:p>-0.0341</text:p>
          </table:table-cell>
          <table:table-cell office:value-type="float" office:value="0.1056" table:style-name="ce1">
            <text:p>0.1056</text:p>
          </table:table-cell>
          <table:table-cell office:value-type="float" office:value="1.18E-2" table:style-name="ce1">
            <text:p>0.0118</text:p>
          </table:table-cell>
          <table:table-cell office:value-type="float" office:value="-0.22969999999999999" table:style-name="ce1">
            <text:p>-0.2297</text:p>
          </table:table-cell>
          <table:table-cell office:value-type="float" office:value="-1.1912" table:style-name="ce1">
            <text:p>-1.1912</text:p>
          </table:table-cell>
          <table:table-cell office:value-type="float" office:value="-2.3900000000000001E-2" table:style-name="ce1">
            <text:p>-0.0239</text:p>
          </table:table-cell>
          <table:table-cell office:value-type="float" office:value="-3.6499999999999998E-2" table:style-name="ce1">
            <text:p>-0.0365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-0.43059999999999998" table:style-name="ce1">
            <text:p>-0.4306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-0.60699999999999998" table:style-name="ce1">
            <text:p>-0.607</text:p>
          </table:table-cell>
          <table:table-cell office:value-type="float" office:value="-0.69550000000000001" table:style-name="ce1">
            <text:p>-0.6955</text:p>
          </table:table-cell>
          <table:table-cell office:value-type="float" office:value="0.75639999999999996" table:style-name="ce1">
            <text:p>0.7564</text:p>
          </table:table-cell>
          <table:table-cell office:value-type="float" office:value="0.28339999999999999" table:style-name="ce1">
            <text:p>0.2834</text:p>
          </table:table-cell>
          <table:table-cell office:value-type="float" office:value="-0.2848" table:style-name="ce1">
            <text:p>-0.2848</text:p>
          </table:table-cell>
          <table:table-cell office:value-type="float" office:value="-0.1108" table:style-name="ce1">
            <text:p>-0.1108</text:p>
          </table:table-cell>
          <table:table-cell office:value-type="float" office:value="0.50149999999999995" table:style-name="ce1">
            <text:p>0.5015</text:p>
          </table:table-cell>
          <table:table-cell office:value-type="float" office:value="0.1326" table:style-name="ce1">
            <text:p>0.1326</text:p>
          </table:table-cell>
          <table:table-cell office:value-type="float" office:value="3.8600000000000002E-2" table:style-name="ce1">
            <text:p>0.0386</text:p>
          </table:table-cell>
          <table:table-cell office:value-type="float" office:value="1.069" table:style-name="ce1">
            <text:p>1.069</text:p>
          </table:table-cell>
          <table:table-cell table:number-columns-repeated="1633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074724232746402E-3" table:style-name="ce2">
            <text:p>0.002107472</text:p>
          </table:table-cell>
          <table:table-cell office:value-type="float" office:value="0.19792994098126199" table:style-name="ce2">
            <text:p>0.197929941</text:p>
          </table:table-cell>
          <table:table-cell office:value-type="float" office:value="6.2394789610036999E-2" table:style-name="ce2">
            <text:p>0.06239479</text:p>
          </table:table-cell>
          <table:table-cell office:value-type="float" office:value="7.1157258257346506E-2" table:style-name="ce2">
            <text:p>0.071157258</text:p>
          </table:table-cell>
          <table:table-cell office:value-type="float" office:value="1.163" table:style-name="ce2">
            <text:p>1.163</text:p>
          </table:table-cell>
          <table:table-cell office:value-type="float" office:value="0.78159999999999996" table:style-name="ce1">
            <text:p>0.7816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35649999999999998" table:style-name="ce1">
            <text:p>0.3565</text:p>
          </table:table-cell>
          <table:table-cell office:value-type="float" office:value="0.85350000000000004" table:style-name="ce1">
            <text:p>0.8535</text:p>
          </table:table-cell>
          <table:table-cell office:value-type="float" office:value="-0.40699999999999997" table:style-name="ce1">
            <text:p>-0.407</text:p>
          </table:table-cell>
          <table:table-cell office:value-type="float" office:value="0.70540000000000003" table:style-name="ce1">
            <text:p>0.7054</text:p>
          </table:table-cell>
          <table:table-cell office:value-type="float" office:value="2.1208" table:style-name="ce1">
            <text:p>2.1208</text:p>
          </table:table-cell>
          <table:table-cell office:value-type="float" office:value="-0.88339999999999996" table:style-name="ce1">
            <text:p>-0.8834</text:p>
          </table:table-cell>
          <table:table-cell office:value-type="float" office:value="-0.55230000000000001" table:style-name="ce1">
            <text:p>-0.5523</text:p>
          </table:table-cell>
          <table:table-cell office:value-type="float" office:value="0.18820000000000001" table:style-name="ce1">
            <text:p>0.1882</text:p>
          </table:table-cell>
          <table:table-cell office:value-type="float" office:value="0.73419999999999996" table:style-name="ce1">
            <text:p>0.7342</text:p>
          </table:table-cell>
          <table:table-cell office:value-type="float" office:value="0.86250000000000004" table:style-name="ce1">
            <text:p>0.8625</text:p>
          </table:table-cell>
          <table:table-cell office:value-type="float" office:value="0.1229" table:style-name="ce1">
            <text:p>0.1229</text:p>
          </table:table-cell>
          <table:table-cell office:value-type="float" office:value="0.36170000000000002" table:style-name="ce1">
            <text:p>0.3617</text:p>
          </table:table-cell>
          <table:table-cell office:value-type="float" office:value="0.4204" table:style-name="ce1">
            <text:p>0.4204</text:p>
          </table:table-cell>
          <table:table-cell office:value-type="float" office:value="-0.88919999999999999" table:style-name="ce1">
            <text:p>-0.8892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3.3599999999999998E-2" table:style-name="ce1">
            <text:p>0.0336</text:p>
          </table:table-cell>
          <table:table-cell office:value-type="float" office:value="-2.53E-2" table:style-name="ce1">
            <text:p>-0.0253</text:p>
          </table:table-cell>
          <table:table-cell office:value-type="float" office:value="-1.4E-2" table:style-name="ce1">
            <text:p>-0.014</text:p>
          </table:table-cell>
          <table:table-cell office:value-type="float" office:value="-6.3600000000000004E-2" table:style-name="ce1">
            <text:p>-0.06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-0.52349999999999997" table:style-name="ce1">
            <text:p>-0.5235</text:p>
          </table:table-cell>
          <table:table-cell office:value-type="float" office:value="-0.91610000000000003" table:style-name="ce1">
            <text:p>-0.9161</text:p>
          </table:table-cell>
          <table:table-cell office:value-type="float" office:value="-0.18759999999999999" table:style-name="ce1">
            <text:p>-0.1876</text:p>
          </table:table-cell>
          <table:table-cell office:value-type="float" office:value="-0.29780000000000001" table:style-name="ce1">
            <text:p>-0.2978</text:p>
          </table:table-cell>
          <table:table-cell office:value-type="float" office:value="-4.2900000000000001E-2" table:style-name="ce1">
            <text:p>-0.0429</text:p>
          </table:table-cell>
          <table:table-cell office:value-type="float" office:value="-0.48089999999999999" table:style-name="ce1">
            <text:p>-0.4809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-0.56620000000000004" table:style-name="ce1">
            <text:p>-0.5662</text:p>
          </table:table-cell>
          <table:table-cell office:value-type="float" office:value="-1.0559000000000001" table:style-name="ce1">
            <text:p>-1.0559</text:p>
          </table:table-cell>
          <table:table-cell office:value-type="float" office:value="0.74" table:style-name="ce1">
            <text:p>0.74</text:p>
          </table:table-cell>
          <table:table-cell office:value-type="float" office:value="-0.1542" table:style-name="ce1">
            <text:p>-0.1542</text:p>
          </table:table-cell>
          <table:table-cell office:value-type="float" office:value="-0.83799999999999997" table:style-name="ce1">
            <text:p>-0.838</text:p>
          </table:table-cell>
          <table:table-cell office:value-type="float" office:value="-0.69199999999999995" table:style-name="ce1">
            <text:p>-0.692</text:p>
          </table:table-cell>
          <table:table-cell office:value-type="float" office:value="-0.28939999999999999" table:style-name="ce1">
            <text:p>-0.2894</text:p>
          </table:table-cell>
          <table:table-cell office:value-type="float" office:value="-0.1429" table:style-name="ce1">
            <text:p>-0.1429</text:p>
          </table:table-cell>
          <table:table-cell office:value-type="float" office:value="5.96E-2" table:style-name="ce1">
            <text:p>0.0596</text:p>
          </table:table-cell>
          <table:table-cell office:value-type="float" office:value="0.74309999999999998" table:style-name="ce1">
            <text:p>0.7431</text:p>
          </table:table-cell>
          <table:table-cell table:number-columns-repeated="1633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7911267088062E-3" table:style-name="ce2">
            <text:p>0.002279113</text:p>
          </table:table-cell>
          <table:table-cell office:value-type="float" office:value="0.19143979160284899" table:style-name="ce2">
            <text:p>0.191439792</text:p>
          </table:table-cell>
          <table:table-cell office:value-type="float" office:value="6.9162580818679598E-2" table:style-name="ce2">
            <text:p>0.069162581</text:p>
          </table:table-cell>
          <table:table-cell office:value-type="float" office:value="7.3470858635190497E-2" table:style-name="ce2">
            <text:p>0.073470859</text:p>
          </table:table-cell>
          <table:table-cell office:value-type="float" office:value="1.274" table:style-name="ce2">
            <text:p>1.274</text:p>
          </table:table-cell>
          <table:table-cell office:value-type="float" office:value="0.32129999999999997" table:style-name="ce1">
            <text:p>0.3213</text:p>
          </table:table-cell>
          <table:table-cell office:value-type="float" office:value="0.43369999999999997" table:style-name="ce1">
            <text:p>0.4337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0.86929999999999996" table:style-name="ce1">
            <text:p>0.8693</text:p>
          </table:table-cell>
          <table:table-cell office:value-type="float" office:value="7.22E-2" table:style-name="ce1">
            <text:p>0.0722</text:p>
          </table:table-cell>
          <table:table-cell office:value-type="float" office:value="0.57320000000000004" table:style-name="ce1">
            <text:p>0.5732</text:p>
          </table:table-cell>
          <table:table-cell office:value-type="float" office:value="1.1589" table:style-name="ce1">
            <text:p>1.1589</text:p>
          </table:table-cell>
          <table:table-cell office:value-type="float" office:value="0.11559999999999999" table:style-name="ce1">
            <text:p>0.1156</text:p>
          </table:table-cell>
          <table:table-cell office:value-type="float" office:value="-0.90569999999999995" table:style-name="ce1">
            <text:p>-0.9057</text:p>
          </table:table-cell>
          <table:table-cell office:value-type="float" office:value="-0.16400000000000001" table:style-name="ce1">
            <text:p>-0.164</text:p>
          </table:table-cell>
          <table:table-cell office:value-type="float" office:value="0.1371" table:style-name="ce1">
            <text:p>0.1371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5.2200000000000003E-2" table:style-name="ce1">
            <text:p>0.0522</text:p>
          </table:table-cell>
          <table:table-cell office:value-type="float" office:value="-1.1599999999999999E-2" table:style-name="ce1">
            <text:p>-0.0116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-1.1886000000000001" table:style-name="ce1">
            <text:p>-1.1886</text:p>
          </table:table-cell>
          <table:table-cell office:value-type="float" office:value="-0.19919999999999999" table:style-name="ce1">
            <text:p>-0.1992</text:p>
          </table:table-cell>
          <table:table-cell office:value-type="float" office:value="-5.3E-3" table:style-name="ce1">
            <text:p>-0.0053</text:p>
          </table:table-cell>
          <table:table-cell office:value-type="float" office:value="-7.9000000000000001E-2" table:style-name="ce1">
            <text:p>-0.079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5.8500000000000003E-2" table:style-name="ce1">
            <text:p>0.0585</text:p>
          </table:table-cell>
          <table:table-cell office:value-type="float" office:value="-0.30059999999999998" table:style-name="ce1">
            <text:p>-0.3006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-0.97419999999999995" table:style-name="ce1">
            <text:p>-0.9742</text:p>
          </table:table-cell>
          <table:table-cell office:value-type="float" office:value="-0.14899999999999999" table:style-name="ce1">
            <text:p>-0.149</text:p>
          </table:table-cell>
          <table:table-cell office:value-type="float" office:value="-9.7900000000000001E-2" table:style-name="ce1">
            <text:p>-0.0979</text:p>
          </table:table-cell>
          <table:table-cell office:value-type="float" office:value="0.18559999999999999" table:style-name="ce1">
            <text:p>0.1856</text:p>
          </table:table-cell>
          <table:table-cell office:value-type="float" office:value="-7.1999999999999998E-3" table:style-name="ce1">
            <text:p>-0.0072</text:p>
          </table:table-cell>
          <table:table-cell office:value-type="float" office:value="0.23280000000000001" table:style-name="ce1">
            <text:p>0.2328</text:p>
          </table:table-cell>
          <table:table-cell office:value-type="float" office:value="-0.15679999999999999" table:style-name="ce1">
            <text:p>-0.1568</text:p>
          </table:table-cell>
          <table:table-cell office:value-type="float" office:value="-0.29389999999999999" table:style-name="ce1">
            <text:p>-0.2939</text:p>
          </table:table-cell>
          <table:table-cell office:value-type="float" office:value="1.0851" table:style-name="ce1">
            <text:p>1.0851</text:p>
          </table:table-cell>
          <table:table-cell office:value-type="float" office:value="0.31819999999999998" table:style-name="ce1">
            <text:p>0.3182</text:p>
          </table:table-cell>
          <table:table-cell office:value-type="float" office:value="-0.1148" table:style-name="ce1">
            <text:p>-0.1148</text:p>
          </table:table-cell>
          <table:table-cell office:value-type="float" office:value="-0.18110000000000001" table:style-name="ce1">
            <text:p>-0.1811</text:p>
          </table:table-cell>
          <table:table-cell office:value-type="float" office:value="-3.8100000000000002E-2" table:style-name="ce1">
            <text:p>-0.0381</text:p>
          </table:table-cell>
          <table:table-cell office:value-type="float" office:value="0.2324" table:style-name="ce1">
            <text:p>0.2324</text:p>
          </table:table-cell>
          <table:table-cell office:value-type="float" office:value="0.26690000000000003" table:style-name="ce1">
            <text:p>0.2669</text:p>
          </table:table-cell>
          <table:table-cell office:value-type="float" office:value="1.4892000000000001" table:style-name="ce1">
            <text:p>1.4892</text:p>
          </table:table-cell>
          <table:table-cell table:number-columns-repeated="1633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687457600959401E-3" table:style-name="ce2">
            <text:p>0.002268746</text:p>
          </table:table-cell>
          <table:table-cell office:value-type="float" office:value="0.18226481919356299" table:style-name="ce2">
            <text:p>0.182264819</text:p>
          </table:table-cell>
          <table:table-cell office:value-type="float" office:value="6.8758658745554493E-2" table:style-name="ce2">
            <text:p>0.068758659</text:p>
          </table:table-cell>
          <table:table-cell office:value-type="float" office:value="7.3989879297497493E-2" table:style-name="ce2">
            <text:p>0.073989879</text:p>
          </table:table-cell>
          <table:table-cell office:value-type="float" office:value="1.177" table:style-name="ce2">
            <text:p>1.177</text:p>
          </table:table-cell>
          <table:table-cell office:value-type="float" office:value="-0.31180000000000002" table:style-name="ce1">
            <text:p>-0.3118</text:p>
          </table:table-cell>
          <table:table-cell office:value-type="float" office:value="9.8699999999999996E-2" table:style-name="ce1">
            <text:p>0.0987</text:p>
          </table:table-cell>
          <table:table-cell office:value-type="float" office:value="0.42259999999999998" table:style-name="ce1">
            <text:p>0.4226</text:p>
          </table:table-cell>
          <table:table-cell office:value-type="float" office:value="0.88370000000000004" table:style-name="ce1">
            <text:p>0.8837</text:p>
          </table:table-cell>
          <table:table-cell office:value-type="float" office:value="-0.54590000000000005" table:style-name="ce1">
            <text:p>-0.5459</text:p>
          </table:table-cell>
          <table:table-cell office:value-type="float" office:value="0.61250000000000004" table:style-name="ce1">
            <text:p>0.6125</text:p>
          </table:table-cell>
          <table:table-cell office:value-type="float" office:value="0.94989999999999997" table:style-name="ce1">
            <text:p>0.9499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-1.6308" table:style-name="ce1">
            <text:p>-1.6308</text:p>
          </table:table-cell>
          <table:table-cell office:value-type="float" office:value="-0.37509999999999999" table:style-name="ce1">
            <text:p>-0.3751</text:p>
          </table:table-cell>
          <table:table-cell office:value-type="float" office:value="-0.14019999999999999" table:style-name="ce1">
            <text:p>-0.1402</text:p>
          </table:table-cell>
          <table:table-cell office:value-type="float" office:value="0.17760000000000001" table:style-name="ce1">
            <text:p>0.1776</text:p>
          </table:table-cell>
          <table:table-cell office:value-type="float" office:value="-0.61880000000000002" table:style-name="ce1">
            <text:p>-0.6188</text:p>
          </table:table-cell>
          <table:table-cell office:value-type="float" office:value="-0.1089" table:style-name="ce1">
            <text:p>-0.1089</text:p>
          </table:table-cell>
          <table:table-cell office:value-type="float" office:value="-0.46310000000000001" table:style-name="ce1">
            <text:p>-0.4631</text:p>
          </table:table-cell>
          <table:table-cell office:value-type="float" office:value="-1.1485000000000001" table:style-name="ce1">
            <text:p>-1.1485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6E-2" table:style-name="ce1">
            <text:p>0.0106</text:p>
          </table:table-cell>
          <table:table-cell office:value-type="float" office:value="1.0800000000000001E-2" table:style-name="ce1">
            <text:p>0.0108</text:p>
          </table:table-cell>
          <table:table-cell office:value-type="float" office:value="1.09E-2" table:style-name="ce1">
            <text:p>0.010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4E-2" table:style-name="ce1">
            <text:p>0.0104</text:p>
          </table:table-cell>
          <table:table-cell office:value-type="float" office:value="-1.7785" table:style-name="ce1">
            <text:p>-1.7785</text:p>
          </table:table-cell>
          <table:table-cell office:value-type="float" office:value="-0.184" table:style-name="ce1">
            <text:p>-0.184</text:p>
          </table:table-cell>
          <table:table-cell office:value-type="float" office:value="-2.69E-2" table:style-name="ce1">
            <text:p>-0.0269</text:p>
          </table:table-cell>
          <table:table-cell office:value-type="float" office:value="0.33579999999999999" table:style-name="ce1">
            <text:p>0.3358</text:p>
          </table:table-cell>
          <table:table-cell office:value-type="float" office:value="-0.77580000000000005" table:style-name="ce1">
            <text:p>-0.7758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-0.77790000000000004" table:style-name="ce1">
            <text:p>-0.7779</text:p>
          </table:table-cell>
          <table:table-cell office:value-type="float" office:value="9.2100000000000001E-2" table:style-name="ce1">
            <text:p>0.0921</text:p>
          </table:table-cell>
          <table:table-cell office:value-type="float" office:value="2.0331000000000001" table:style-name="ce1">
            <text:p>2.0331</text:p>
          </table:table-cell>
          <table:table-cell office:value-type="float" office:value="0.56810000000000005" table:style-name="ce1">
            <text:p>0.5681</text:p>
          </table:table-cell>
          <table:table-cell office:value-type="float" office:value="0.16320000000000001" table:style-name="ce1">
            <text:p>0.1632</text:p>
          </table:table-cell>
          <table:table-cell office:value-type="float" office:value="5.7099999999999998E-2" table:style-name="ce1">
            <text:p>0.0571</text:p>
          </table:table-cell>
          <table:table-cell office:value-type="float" office:value="0.66920000000000002" table:style-name="ce1">
            <text:p>0.6692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0.82969999999999999" table:style-name="ce1">
            <text:p>0.8297</text:p>
          </table:table-cell>
          <table:table-cell office:value-type="float" office:value="1.5642" table:style-name="ce1">
            <text:p>1.5642</text:p>
          </table:table-cell>
          <table:table-cell table:number-columns-repeated="1633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7088483442496199E-3" table:style-name="ce2">
            <text:p>0.002708848</text:p>
          </table:table-cell>
          <table:table-cell office:value-type="float" office:value="0.186730546253985" table:style-name="ce2">
            <text:p>0.186730546</text:p>
          </table:table-cell>
          <table:table-cell office:value-type="float" office:value="5.5857299355474899E-2" table:style-name="ce2">
            <text:p>0.055857299</text:p>
          </table:table-cell>
          <table:table-cell office:value-type="float" office:value="6.8584590200918893E-2" table:style-name="ce2">
            <text:p>0.06858459</text:p>
          </table:table-cell>
          <table:table-cell office:value-type="float" office:value="1.393" table:style-name="ce2">
            <text:p>1.393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18440000000000001" table:style-name="ce1">
            <text:p>0.1844</text:p>
          </table:table-cell>
          <table:table-cell office:value-type="float" office:value="0.61260000000000003" table:style-name="ce1">
            <text:p>0.6126</text:p>
          </table:table-cell>
          <table:table-cell office:value-type="float" office:value="0.78990000000000005" table:style-name="ce1">
            <text:p>0.7899</text:p>
          </table:table-cell>
          <table:table-cell office:value-type="float" office:value="0.17430000000000001" table:style-name="ce1">
            <text:p>0.1743</text:p>
          </table:table-cell>
          <table:table-cell office:value-type="float" office:value="0.72860000000000003" table:style-name="ce1">
            <text:p>0.7286</text:p>
          </table:table-cell>
          <table:table-cell office:value-type="float" office:value="1.7684" table:style-name="ce1">
            <text:p>1.7684</text:p>
          </table:table-cell>
          <table:table-cell office:value-type="float" office:value="-0.18790000000000001" table:style-name="ce1">
            <text:p>-0.1879</text:p>
          </table:table-cell>
          <table:table-cell office:value-type="float" office:value="-0.3584" table:style-name="ce1">
            <text:p>-0.3584</text:p>
          </table:table-cell>
          <table:table-cell office:value-type="float" office:value="-0.44009999999999999" table:style-name="ce1">
            <text:p>-0.4401</text:p>
          </table:table-cell>
          <table:table-cell office:value-type="float" office:value="9.8599999999999993E-2" table:style-name="ce1">
            <text:p>0.0986</text:p>
          </table:table-cell>
          <table:table-cell office:value-type="float" office:value="0.20610000000000001" table:style-name="ce1">
            <text:p>0.2061</text:p>
          </table:table-cell>
          <table:table-cell office:value-type="float" office:value="-0.2964" table:style-name="ce1">
            <text:p>-0.2964</text:p>
          </table:table-cell>
          <table:table-cell office:value-type="float" office:value="-0.10440000000000001" table:style-name="ce1">
            <text:p>-0.1044</text:p>
          </table:table-cell>
          <table:table-cell office:value-type="float" office:value="-0.16569999999999999" table:style-name="ce1">
            <text:p>-0.1657</text:p>
          </table:table-cell>
          <table:table-cell office:value-type="float" office:value="-1.1272" table:style-name="ce1">
            <text:p>-1.127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-0.75639999999999996" table:style-name="ce1">
            <text:p>-0.7564</text:p>
          </table:table-cell>
          <table:table-cell office:value-type="float" office:value="-8.7599999999999997E-2" table:style-name="ce1">
            <text:p>-0.0876</text:p>
          </table:table-cell>
          <table:table-cell office:value-type="float" office:value="0.1895" table:style-name="ce1">
            <text:p>0.1895</text:p>
          </table:table-cell>
          <table:table-cell office:value-type="float" office:value="-6.9800000000000001E-2" table:style-name="ce1">
            <text:p>-0.0698</text:p>
          </table:table-cell>
          <table:table-cell office:value-type="float" office:value="-0.29530000000000001" table:style-name="ce1">
            <text:p>-0.2953</text:p>
          </table:table-cell>
          <table:table-cell office:value-type="float" office:value="0.1764" table:style-name="ce1">
            <text:p>0.1764</text:p>
          </table:table-cell>
          <table:table-cell office:value-type="float" office:value="-0.28370000000000001" table:style-name="ce1">
            <text:p>-0.2837</text:p>
          </table:table-cell>
          <table:table-cell office:value-type="float" office:value="-4.8300000000000003E-2" table:style-name="ce1">
            <text:p>-0.0483</text:p>
          </table:table-cell>
          <table:table-cell office:value-type="float" office:value="0.72770000000000001" table:style-name="ce1">
            <text:p>0.7277</text:p>
          </table:table-cell>
          <table:table-cell office:value-type="float" office:value="0.5615" table:style-name="ce1">
            <text:p>0.5615</text:p>
          </table:table-cell>
          <table:table-cell office:value-type="float" office:value="-3.2599999999999997E-2" table:style-name="ce1">
            <text:p>-0.0326</text:p>
          </table:table-cell>
          <table:table-cell office:value-type="float" office:value="8.2900000000000001E-2" table:style-name="ce1">
            <text:p>0.0829</text:p>
          </table:table-cell>
          <table:table-cell office:value-type="float" office:value="0.38319999999999999" table:style-name="ce1">
            <text:p>0.38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65529999999999999" table:style-name="ce1">
            <text:p>0.6553</text:p>
          </table:table-cell>
          <table:table-cell office:value-type="float" office:value="1.4863" table:style-name="ce1">
            <text:p>1.4863</text:p>
          </table:table-cell>
          <table:table-cell table:number-columns-repeated="1633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2585742254795202E-3" table:style-name="ce2">
            <text:p>0.002258574</text:p>
          </table:table-cell>
          <table:table-cell office:value-type="float" office:value="0.18315105051067199" table:style-name="ce2">
            <text:p>0.183151051</text:p>
          </table:table-cell>
          <table:table-cell office:value-type="float" office:value="5.9605438948474199E-2" table:style-name="ce2">
            <text:p>0.059605439</text:p>
          </table:table-cell>
          <table:table-cell office:value-type="float" office:value="7.65172171799504E-2" table:style-name="ce2">
            <text:p>0.076517217</text:p>
          </table:table-cell>
          <table:table-cell office:value-type="float" office:value="1.1859999999999999" table:style-name="ce2">
            <text:p>1.186</text:p>
          </table:table-cell>
          <table:table-cell office:value-type="float" office:value="0.55769999999999997" table:style-name="ce1">
            <text:p>0.5577</text:p>
          </table:table-cell>
          <table:table-cell office:value-type="float" office:value="-2.6499999999999999E-2" table:style-name="ce1">
            <text:p>-0.0265</text:p>
          </table:table-cell>
          <table:table-cell office:value-type="float" office:value="0.63090000000000002" table:style-name="ce1">
            <text:p>0.6309</text:p>
          </table:table-cell>
          <table:table-cell office:value-type="float" office:value="1.25" table:style-name="ce1">
            <text:p>1.25</text:p>
          </table:table-cell>
          <table:table-cell office:value-type="float" office:value="-0.62139999999999995" table:style-name="ce1">
            <text:p>-0.6214</text:p>
          </table:table-cell>
          <table:table-cell office:value-type="float" office:value="0.77280000000000004" table:style-name="ce1">
            <text:p>0.7728</text:p>
          </table:table-cell>
          <table:table-cell office:value-type="float" office:value="1.7000999999999999" table:style-name="ce1">
            <text:p>1.7001</text:p>
          </table:table-cell>
          <table:table-cell office:value-type="float" office:value="-0.38129999999999997" table:style-name="ce1">
            <text:p>-0.3813</text:p>
          </table:table-cell>
          <table:table-cell office:value-type="float" office:value="-0.57720000000000005" table:style-name="ce1">
            <text:p>-0.5772</text:p>
          </table:table-cell>
          <table:table-cell office:value-type="float" office:value="-0.40329999999999999" table:style-name="ce1">
            <text:p>-0.4033</text:p>
          </table:table-cell>
          <table:table-cell office:value-type="float" office:value="1.7500000000000002E-2" table:style-name="ce1">
            <text:p>0.0175</text:p>
          </table:table-cell>
          <table:table-cell office:value-type="float" office:value="0.4546" table:style-name="ce1">
            <text:p>0.4546</text:p>
          </table:table-cell>
          <table:table-cell office:value-type="float" office:value="-0.66479999999999995" table:style-name="ce1">
            <text:p>-0.6648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0.1346" table:style-name="ce1">
            <text:p>-0.1346</text:p>
          </table:table-cell>
          <table:table-cell office:value-type="float" office:value="-0.8357" table:style-name="ce1">
            <text:p>-0.8357</text:p>
          </table:table-cell>
          <table:table-cell office:value-type="float" office:value="1.12E-2" table:style-name="ce1">
            <text:p>0.0112</text:p>
          </table:table-cell>
          <table:table-cell office:value-type="float" office:value="1.09E-2" table:style-name="ce1">
            <text:p>0.010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1E-2" table:style-name="ce1">
            <text:p>0.01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2E-2" table:style-name="ce1">
            <text:p>0.0112</text:p>
          </table:table-cell>
          <table:table-cell office:value-type="float" office:value="1.11E-2" table:style-name="ce1">
            <text:p>0.01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-0.89500000000000002" table:style-name="ce1">
            <text:p>-0.895</text:p>
          </table:table-cell>
          <table:table-cell office:value-type="float" office:value="-0.26600000000000001" table:style-name="ce1">
            <text:p>-0.266</text:p>
          </table:table-cell>
          <table:table-cell office:value-type="float" office:value="0.1699" table:style-name="ce1">
            <text:p>0.1699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-0.65200000000000002" table:style-name="ce1">
            <text:p>-0.652</text:p>
          </table:table-cell>
          <table:table-cell office:value-type="float" office:value="-0.12479999999999999" table:style-name="ce1">
            <text:p>-0.1248</text:p>
          </table:table-cell>
          <table:table-cell office:value-type="float" office:value="-0.28139999999999998" table:style-name="ce1">
            <text:p>-0.2814</text:p>
          </table:table-cell>
          <table:table-cell office:value-type="float" office:value="-0.26840000000000003" table:style-name="ce1">
            <text:p>-0.2684</text:p>
          </table:table-cell>
          <table:table-cell office:value-type="float" office:value="1.0883" table:style-name="ce1">
            <text:p>1.0883</text:p>
          </table:table-cell>
          <table:table-cell office:value-type="float" office:value="0.50790000000000002" table:style-name="ce1">
            <text:p>0.5079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3.8E-3" table:style-name="ce1">
            <text:p>0.0038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2011" table:style-name="ce1">
            <text:p>0.2011</text:p>
          </table:table-cell>
          <table:table-cell office:value-type="float" office:value="0.7984" table:style-name="ce1">
            <text:p>0.7984</text:p>
          </table:table-cell>
          <table:table-cell office:value-type="float" office:value="0.98480000000000001" table:style-name="ce1">
            <text:p>0.9848</text:p>
          </table:table-cell>
          <table:table-cell table:number-columns-repeated="1633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7144239272836202E-3" table:style-name="ce2">
            <text:p>0.002714424</text:p>
          </table:table-cell>
          <table:table-cell office:value-type="float" office:value="0.19957150411948099" table:style-name="ce2">
            <text:p>0.199571504</text:p>
          </table:table-cell>
          <table:table-cell office:value-type="float" office:value="6.5963236577510798E-2" table:style-name="ce2">
            <text:p>0.065963237</text:p>
          </table:table-cell>
          <table:table-cell office:value-type="float" office:value="7.4908248378898604E-2" table:style-name="ce2">
            <text:p>0.074908248</text:p>
          </table:table-cell>
          <table:table-cell office:value-type="float" office:value="1.262" table:style-name="ce2">
            <text:p>1.262</text:p>
          </table:table-cell>
          <table:table-cell office:value-type="float" office:value="-5.9299999999999999E-2" table:style-name="ce1">
            <text:p>-0.0593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0.34210000000000002" table:style-name="ce1">
            <text:p>0.3421</text:p>
          </table:table-cell>
          <table:table-cell office:value-type="float" office:value="0.90310000000000001" table:style-name="ce1">
            <text:p>0.9031</text:p>
          </table:table-cell>
          <table:table-cell office:value-type="float" office:value="-1.0273000000000001" table:style-name="ce1">
            <text:p>-1.0273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0.53220000000000001" table:style-name="ce1">
            <text:p>0.5322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-1.4157999999999999" table:style-name="ce1">
            <text:p>-1.4158</text:p>
          </table:table-cell>
          <table:table-cell office:value-type="float" office:value="-0.505" table:style-name="ce1">
            <text:p>-0.505</text:p>
          </table:table-cell>
          <table:table-cell office:value-type="float" office:value="-0.42499999999999999" table:style-name="ce1">
            <text:p>-0.425</text:p>
          </table:table-cell>
          <table:table-cell office:value-type="float" office:value="-0.26319999999999999" table:style-name="ce1">
            <text:p>-0.2632</text:p>
          </table:table-cell>
          <table:table-cell office:value-type="float" office:value="-1.0098" table:style-name="ce1">
            <text:p>-1.0098</text:p>
          </table:table-cell>
          <table:table-cell office:value-type="float" office:value="-0.50529999999999997" table:style-name="ce1">
            <text:p>-0.5053</text:p>
          </table:table-cell>
          <table:table-cell office:value-type="float" office:value="-1.4810000000000001" table:style-name="ce1">
            <text:p>-1.481</text:p>
          </table:table-cell>
          <table:table-cell office:value-type="float" office:value="-0.6038" table:style-name="ce1">
            <text:p>-0.6038</text:p>
          </table:table-cell>
          <table:table-cell office:value-type="float" office:value="-8.1900000000000001E-2" table:style-name="ce1">
            <text:p>-0.0819</text:p>
          </table:table-cell>
          <table:table-cell office:value-type="float" office:value="-4.4999999999999998E-2" table:style-name="ce1">
            <text:p>-0.045</text:p>
          </table:table-cell>
          <table:table-cell office:value-type="float" office:value="-0.1172" table:style-name="ce1">
            <text:p>-0.1172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-1.3100000000000001E-2" table:style-name="ce1">
            <text:p>-0.0131</text:p>
          </table:table-cell>
          <table:table-cell office:value-type="float" office:value="5.3499999999999999E-2" table:style-name="ce1">
            <text:p>0.0535</text:p>
          </table:table-cell>
          <table:table-cell office:value-type="float" office:value="-7.4899999999999994E-2" table:style-name="ce1">
            <text:p>-0.0749</text:p>
          </table:table-cell>
          <table:table-cell office:value-type="float" office:value="6.7100000000000007E-2" table:style-name="ce1">
            <text:p>0.0671</text:p>
          </table:table-cell>
          <table:table-cell office:value-type="float" office:value="-1.3158000000000001" table:style-name="ce1">
            <text:p>-1.3158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-0.46379999999999999" table:style-name="ce1">
            <text:p>-0.4638</text:p>
          </table:table-cell>
          <table:table-cell office:value-type="float" office:value="-0.31630000000000003" table:style-name="ce1">
            <text:p>-0.3163</text:p>
          </table:table-cell>
          <table:table-cell office:value-type="float" office:value="-0.82110000000000005" table:style-name="ce1">
            <text:p>-0.8211</text:p>
          </table:table-cell>
          <table:table-cell office:value-type="float" office:value="-0.61050000000000004" table:style-name="ce1">
            <text:p>-0.6105</text:p>
          </table:table-cell>
          <table:table-cell office:value-type="float" office:value="-1.2453000000000001" table:style-name="ce1">
            <text:p>-1.2453</text:p>
          </table:table-cell>
          <table:table-cell office:value-type="float" office:value="0.214" table:style-name="ce1">
            <text:p>0.214</text:p>
          </table:table-cell>
          <table:table-cell office:value-type="float" office:value="1.6316999999999999" table:style-name="ce1">
            <text:p>1.6317</text:p>
          </table:table-cell>
          <table:table-cell office:value-type="float" office:value="0.59040000000000004" table:style-name="ce1">
            <text:p>0.5904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57310000000000005" table:style-name="ce1">
            <text:p>0.5731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0.75380000000000003" table:style-name="ce1">
            <text:p>0.7538</text:p>
          </table:table-cell>
          <table:table-cell office:value-type="float" office:value="1.7050000000000001" table:style-name="ce1">
            <text:p>1.705</text:p>
          </table:table-cell>
          <table:table-cell office:value-type="float" office:value="0.81440000000000001" table:style-name="ce1">
            <text:p>0.8144</text:p>
          </table:table-cell>
          <table:table-cell table:number-columns-repeated="1633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5503147110925699E-3" table:style-name="ce2">
            <text:p>0.002550315</text:p>
          </table:table-cell>
          <table:table-cell office:value-type="float" office:value="0.196286767794732" table:style-name="ce2">
            <text:p>0.196286768</text:p>
          </table:table-cell>
          <table:table-cell office:value-type="float" office:value="7.2143404799711597E-2" table:style-name="ce2">
            <text:p>0.072143405</text:p>
          </table:table-cell>
          <table:table-cell office:value-type="float" office:value="7.7810448491409806E-2" table:style-name="ce2">
            <text:p>0.077810448</text:p>
          </table:table-cell>
          <table:table-cell office:value-type="float" office:value="1.1379999999999999" table:style-name="ce2">
            <text:p>1.138</text:p>
          </table:table-cell>
          <table:table-cell office:value-type="float" office:value="0.2014" table:style-name="ce1">
            <text:p>0.2014</text:p>
          </table:table-cell>
          <table:table-cell office:value-type="float" office:value="0.13159999999999999" table:style-name="ce1">
            <text:p>0.1316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-0.35949999999999999" table:style-name="ce1">
            <text:p>-0.3595</text:p>
          </table:table-cell>
          <table:table-cell office:value-type="float" office:value="0.59230000000000005" table:style-name="ce1">
            <text:p>0.5923</text:p>
          </table:table-cell>
          <table:table-cell office:value-type="float" office:value="-4.7899999999999998E-2" table:style-name="ce1">
            <text:p>-0.0479</text:p>
          </table:table-cell>
          <table:table-cell office:value-type="float" office:value="1.35E-2" table:style-name="ce1">
            <text:p>0.0135</text:p>
          </table:table-cell>
          <table:table-cell office:value-type="float" office:value="-1.1536" table:style-name="ce1">
            <text:p>-1.1536</text:p>
          </table:table-cell>
          <table:table-cell office:value-type="float" office:value="-0.25659999999999999" table:style-name="ce1">
            <text:p>-0.2566</text:p>
          </table:table-cell>
          <table:table-cell office:value-type="float" office:value="0.316" table:style-name="ce1">
            <text:p>0.316</text:p>
          </table:table-cell>
          <table:table-cell office:value-type="float" office:value="0.35589999999999999" table:style-name="ce1">
            <text:p>0.3559</text:p>
          </table:table-cell>
          <table:table-cell office:value-type="float" office:value="-0.1802" table:style-name="ce1">
            <text:p>-0.1802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-0.57269999999999999" table:style-name="ce1">
            <text:p>-0.5727</text:p>
          </table:table-cell>
          <table:table-cell office:value-type="float" office:value="-0.98260000000000003" table:style-name="ce1">
            <text:p>-0.9826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8.6E-3" table:style-name="ce1">
            <text:p>0.0086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1.01E-2" table:style-name="ce1">
            <text:p>0.0101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1.3392999999999999" table:style-name="ce1">
            <text:p>-1.3393</text:p>
          </table:table-cell>
          <table:table-cell office:value-type="float" office:value="-0.26300000000000001" table:style-name="ce1">
            <text:p>-0.263</text:p>
          </table:table-cell>
          <table:table-cell office:value-type="float" office:value="0.28489999999999999" table:style-name="ce1">
            <text:p>0.2849</text:p>
          </table:table-cell>
          <table:table-cell office:value-type="float" office:value="-0.1336" table:style-name="ce1">
            <text:p>-0.1336</text:p>
          </table:table-cell>
          <table:table-cell office:value-type="float" office:value="-0.81440000000000001" table:style-name="ce1">
            <text:p>-0.8144</text:p>
          </table:table-cell>
          <table:table-cell office:value-type="float" office:value="-5.1200000000000002E-2" table:style-name="ce1">
            <text:p>-0.0512</text:p>
          </table:table-cell>
          <table:table-cell office:value-type="float" office:value="-1.2317" table:style-name="ce1">
            <text:p>-1.2317</text:p>
          </table:table-cell>
          <table:table-cell office:value-type="float" office:value="0.62690000000000001" table:style-name="ce1">
            <text:p>0.6269</text:p>
          </table:table-cell>
          <table:table-cell office:value-type="float" office:value="1.3120000000000001" table:style-name="ce1">
            <text:p>1.312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-0.1734" table:style-name="ce1">
            <text:p>-0.1734</text:p>
          </table:table-cell>
          <table:table-cell office:value-type="float" office:value="-0.1552" table:style-name="ce1">
            <text:p>-0.155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21390000000000001" table:style-name="ce1">
            <text:p>0.2139</text:p>
          </table:table-cell>
          <table:table-cell office:value-type="float" office:value="0.56940000000000002" table:style-name="ce1">
            <text:p>0.5694</text:p>
          </table:table-cell>
          <table:table-cell office:value-type="float" office:value="1.3149999999999999" table:style-name="ce1">
            <text:p>1.315</text:p>
          </table:table-cell>
          <table:table-cell table:number-columns-repeated="1633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5029215151645698E-3" table:style-name="ce2">
            <text:p>0.002502922</text:p>
          </table:table-cell>
          <table:table-cell office:value-type="float" office:value="0.181862076349665" table:style-name="ce2">
            <text:p>0.181862076</text:p>
          </table:table-cell>
          <table:table-cell office:value-type="float" office:value="5.3967111259179398E-2" table:style-name="ce2">
            <text:p>0.053967111</text:p>
          </table:table-cell>
          <table:table-cell office:value-type="float" office:value="7.7897467005622806E-2" table:style-name="ce2">
            <text:p>0.077897467</text:p>
          </table:table-cell>
          <table:table-cell office:value-type="float" office:value="1.222" table:style-name="ce2">
            <text:p>1.222</text:p>
          </table:table-cell>
          <table:table-cell office:value-type="float" office:value="0.53549999999999998" table:style-name="ce1">
            <text:p>0.5355</text:p>
          </table:table-cell>
          <table:table-cell office:value-type="float" office:value="0.30620000000000003" table:style-name="ce1">
            <text:p>0.3062</text:p>
          </table:table-cell>
          <table:table-cell office:value-type="float" office:value="0.79890000000000005" table:style-name="ce1">
            <text:p>0.7989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-4.7199999999999999E-2" table:style-name="ce1">
            <text:p>-0.0472</text:p>
          </table:table-cell>
          <table:table-cell office:value-type="float" office:value="0.4869" table:style-name="ce1">
            <text:p>0.4869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-0.88980000000000004" table:style-name="ce1">
            <text:p>-0.8898</text:p>
          </table:table-cell>
          <table:table-cell office:value-type="float" office:value="-0.31090000000000001" table:style-name="ce1">
            <text:p>-0.3109</text:p>
          </table:table-cell>
          <table:table-cell office:value-type="float" office:value="-5.7200000000000001E-2" table:style-name="ce1">
            <text:p>-0.0572</text:p>
          </table:table-cell>
          <table:table-cell office:value-type="float" office:value="0.52149999999999996" table:style-name="ce1">
            <text:p>0.5215</text:p>
          </table:table-cell>
          <table:table-cell office:value-type="float" office:value="0.62060000000000004" table:style-name="ce1">
            <text:p>0.6206</text:p>
          </table:table-cell>
          <table:table-cell office:value-type="float" office:value="-0.32479999999999998" table:style-name="ce1">
            <text:p>-0.3248</text:p>
          </table:table-cell>
          <table:table-cell office:value-type="float" office:value="0.2424" table:style-name="ce1">
            <text:p>0.2424</text:p>
          </table:table-cell>
          <table:table-cell office:value-type="float" office:value="0.5111" table:style-name="ce1">
            <text:p>0.5111</text:p>
          </table:table-cell>
          <table:table-cell office:value-type="float" office:value="-0.88049999999999995" table:style-name="ce1">
            <text:p>-0.8805</text:p>
          </table:table-cell>
          <table:table-cell office:value-type="float" office:value="-1.1299999999999999E-2" table:style-name="ce1">
            <text:p>-0.0113</text:p>
          </table:table-cell>
          <table:table-cell office:value-type="float" office:value="-9.9299999999999999E-2" table:style-name="ce1">
            <text:p>-0.0993</text:p>
          </table:table-cell>
          <table:table-cell office:value-type="float" office:value="-1.78E-2" table:style-name="ce1">
            <text:p>-0.0178</text:p>
          </table:table-cell>
          <table:table-cell office:value-type="float" office:value="-7.2099999999999997E-2" table:style-name="ce1">
            <text:p>-0.0721</text:p>
          </table:table-cell>
          <table:table-cell office:value-type="float" office:value="-0.15310000000000001" table:style-name="ce1">
            <text:p>-0.153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-9.5799999999999996E-2" table:style-name="ce1">
            <text:p>-0.0958</text:p>
          </table:table-cell>
          <table:table-cell office:value-type="float" office:value="-0.24909999999999999" table:style-name="ce1">
            <text:p>-0.2491</text:p>
          </table:table-cell>
          <table:table-cell office:value-type="float" office:value="-0.87170000000000003" table:style-name="ce1">
            <text:p>-0.8717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0.21990000000000001" table:style-name="ce1">
            <text:p>0.2199</text:p>
          </table:table-cell>
          <table:table-cell office:value-type="float" office:value="3.8300000000000001E-2" table:style-name="ce1">
            <text:p>0.0383</text:p>
          </table:table-cell>
          <table:table-cell office:value-type="float" office:value="-0.72529999999999994" table:style-name="ce1">
            <text:p>-0.7253</text:p>
          </table:table-cell>
          <table:table-cell office:value-type="float" office:value="-9.7999999999999997E-3" table:style-name="ce1">
            <text:p>-0.0098</text:p>
          </table:table-cell>
          <table:table-cell office:value-type="float" office:value="-0.33239999999999997" table:style-name="ce1">
            <text:p>-0.3324</text:p>
          </table:table-cell>
          <table:table-cell office:value-type="float" office:value="-0.47920000000000001" table:style-name="ce1">
            <text:p>-0.4792</text:p>
          </table:table-cell>
          <table:table-cell office:value-type="float" office:value="0.60289999999999999" table:style-name="ce1">
            <text:p>0.6029</text:p>
          </table:table-cell>
          <table:table-cell office:value-type="float" office:value="0.13320000000000001" table:style-name="ce1">
            <text:p>0.1332</text:p>
          </table:table-cell>
          <table:table-cell office:value-type="float" office:value="-0.38400000000000001" table:style-name="ce1">
            <text:p>-0.384</text:p>
          </table:table-cell>
          <table:table-cell office:value-type="float" office:value="-0.48920000000000002" table:style-name="ce1">
            <text:p>-0.4892</text:p>
          </table:table-cell>
          <table:table-cell office:value-type="float" office:value="0.42070000000000002" table:style-name="ce1">
            <text:p>0.4207</text:p>
          </table:table-cell>
          <table:table-cell office:value-type="float" office:value="-2.9100000000000001E-2" table:style-name="ce1">
            <text:p>-0.0291</text:p>
          </table:table-cell>
          <table:table-cell office:value-type="float" office:value="-0.33329999999999999" table:style-name="ce1">
            <text:p>-0.3333</text:p>
          </table:table-cell>
          <table:table-cell office:value-type="float" office:value="0.94720000000000004" table:style-name="ce1">
            <text:p>0.9472</text:p>
          </table:table-cell>
          <table:table-cell table:number-columns-repeated="1633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264682718166302E-3" table:style-name="ce2">
            <text:p>0.002426468</text:p>
          </table:table-cell>
          <table:table-cell office:value-type="float" office:value="0.186295034846479" table:style-name="ce2">
            <text:p>0.186295035</text:p>
          </table:table-cell>
          <table:table-cell office:value-type="float" office:value="6.7452745047385604E-2" table:style-name="ce2">
            <text:p>0.067452745</text:p>
          </table:table-cell>
          <table:table-cell office:value-type="float" office:value="7.8322190272917994E-2" table:style-name="ce2">
            <text:p>0.07832219</text:p>
          </table:table-cell>
          <table:table-cell office:value-type="float" office:value="1.194" table:style-name="ce2">
            <text:p>1.194</text:p>
          </table:table-cell>
          <table:table-cell office:value-type="float" office:value="1.7017" table:style-name="ce1">
            <text:p>1.7017</text:p>
          </table:table-cell>
          <table:table-cell office:value-type="float" office:value="0.37559999999999999" table:style-name="ce1">
            <text:p>0.3756</text:p>
          </table:table-cell>
          <table:table-cell office:value-type="float" office:value="0.67869999999999997" table:style-name="ce1">
            <text:p>0.6787</text:p>
          </table:table-cell>
          <table:table-cell office:value-type="float" office:value="0.59130000000000005" table:style-name="ce1">
            <text:p>0.5913</text:p>
          </table:table-cell>
          <table:table-cell office:value-type="float" office:value="-0.38800000000000001" table:style-name="ce1">
            <text:p>-0.388</text:p>
          </table:table-cell>
          <table:table-cell office:value-type="float" office:value="-6.9900000000000004E-2" table:style-name="ce1">
            <text:p>-0.0699</text:p>
          </table:table-cell>
          <table:table-cell office:value-type="float" office:value="1.1529" table:style-name="ce1">
            <text:p>1.1529</text:p>
          </table:table-cell>
          <table:table-cell office:value-type="float" office:value="-0.98029999999999995" table:style-name="ce1">
            <text:p>-0.9803</text:p>
          </table:table-cell>
          <table:table-cell office:value-type="float" office:value="-0.16289999999999999" table:style-name="ce1">
            <text:p>-0.1629</text:p>
          </table:table-cell>
          <table:table-cell office:value-type="float" office:value="0.1298" table:style-name="ce1">
            <text:p>0.1298</text:p>
          </table:table-cell>
          <table:table-cell office:value-type="float" office:value="0.51180000000000003" table:style-name="ce1">
            <text:p>0.5118</text:p>
          </table:table-cell>
          <table:table-cell office:value-type="float" office:value="0.51149999999999995" table:style-name="ce1">
            <text:p>0.5115</text:p>
          </table:table-cell>
          <table:table-cell office:value-type="float" office:value="-0.37890000000000001" table:style-name="ce1">
            <text:p>-0.3789</text:p>
          </table:table-cell>
          <table:table-cell office:value-type="float" office:value="0.115" table:style-name="ce1">
            <text:p>0.115</text:p>
          </table:table-cell>
          <table:table-cell office:value-type="float" office:value="-0.32879999999999998" table:style-name="ce1">
            <text:p>-0.3288</text:p>
          </table:table-cell>
          <table:table-cell office:value-type="float" office:value="-1.1372" table:style-name="ce1">
            <text:p>-1.1372</text:p>
          </table:table-cell>
          <table:table-cell office:value-type="float" office:value="4.36E-2" table:style-name="ce1">
            <text:p>0.0436</text:p>
          </table:table-cell>
          <table:table-cell office:value-type="float" office:value="-4.5900000000000003E-2" table:style-name="ce1">
            <text:p>-0.0459</text:p>
          </table:table-cell>
          <table:table-cell office:value-type="float" office:value="-4.07E-2" table:style-name="ce1">
            <text:p>-0.0407</text:p>
          </table:table-cell>
          <table:table-cell office:value-type="float" office:value="-6.5600000000000006E-2" table:style-name="ce1">
            <text:p>-0.0656</text:p>
          </table:table-cell>
          <table:table-cell office:value-type="float" office:value="-0.2112" table:style-name="ce1">
            <text:p>-0.2112</text:p>
          </table:table-cell>
          <table:table-cell office:value-type="float" office:value="4.99E-2" table:style-name="ce1">
            <text:p>0.0499</text:p>
          </table:table-cell>
          <table:table-cell office:value-type="float" office:value="-0.38340000000000002" table:style-name="ce1">
            <text:p>-0.3834</text:p>
          </table:table-cell>
          <table:table-cell office:value-type="float" office:value="-0.31940000000000002" table:style-name="ce1">
            <text:p>-0.3194</text:p>
          </table:table-cell>
          <table:table-cell office:value-type="float" office:value="-0.1578" table:style-name="ce1">
            <text:p>-0.1578</text:p>
          </table:table-cell>
          <table:table-cell office:value-type="float" office:value="-0.28370000000000001" table:style-name="ce1">
            <text:p>-0.2837</text:p>
          </table:table-cell>
          <table:table-cell office:value-type="float" office:value="-8.8200000000000001E-2" table:style-name="ce1">
            <text:p>-0.0882</text:p>
          </table:table-cell>
          <table:table-cell office:value-type="float" office:value="-0.2697" table:style-name="ce1">
            <text:p>-0.2697</text:p>
          </table:table-cell>
          <table:table-cell office:value-type="float" office:value="-0.41820000000000002" table:style-name="ce1">
            <text:p>-0.4182</text:p>
          </table:table-cell>
          <table:table-cell office:value-type="float" office:value="-0.29720000000000002" table:style-name="ce1">
            <text:p>-0.2972</text:p>
          </table:table-cell>
          <table:table-cell office:value-type="float" office:value="-6.8199999999999997E-2" table:style-name="ce1">
            <text:p>-0.0682</text:p>
          </table:table-cell>
          <table:table-cell office:value-type="float" office:value="0.93020000000000003" table:style-name="ce1">
            <text:p>0.9302</text:p>
          </table:table-cell>
          <table:table-cell office:value-type="float" office:value="0.7077" table:style-name="ce1">
            <text:p>0.7077</text:p>
          </table:table-cell>
          <table:table-cell office:value-type="float" office:value="0.1018" table:style-name="ce1">
            <text:p>0.1018</text:p>
          </table:table-cell>
          <table:table-cell office:value-type="float" office:value="-0.3881" table:style-name="ce1">
            <text:p>-0.3881</text:p>
          </table:table-cell>
          <table:table-cell office:value-type="float" office:value="-0.36980000000000002" table:style-name="ce1">
            <text:p>-0.3698</text:p>
          </table:table-cell>
          <table:table-cell office:value-type="float" office:value="0.47449999999999998" table:style-name="ce1">
            <text:p>0.4745</text:p>
          </table:table-cell>
          <table:table-cell office:value-type="float" office:value="-0.17430000000000001" table:style-name="ce1">
            <text:p>-0.1743</text:p>
          </table:table-cell>
          <table:table-cell office:value-type="float" office:value="0.68510000000000004" table:style-name="ce1">
            <text:p>0.6851</text:p>
          </table:table-cell>
          <table:table-cell office:value-type="float" office:value="1.0558000000000001" table:style-name="ce1">
            <text:p>1.0558</text:p>
          </table:table-cell>
          <table:table-cell table:number-columns-repeated="1633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4074721914510901E-3" table:style-name="ce2">
            <text:p>0.002407472</text:p>
          </table:table-cell>
          <table:table-cell office:value-type="float" office:value="0.19830996143611701" table:style-name="ce2">
            <text:p>0.198309961</text:p>
          </table:table-cell>
          <table:table-cell office:value-type="float" office:value="7.1948101122820504E-2" table:style-name="ce2">
            <text:p>0.071948101</text:p>
          </table:table-cell>
          <table:table-cell office:value-type="float" office:value="7.6970797938633304E-2" table:style-name="ce2">
            <text:p>0.076970798</text:p>
          </table:table-cell>
          <table:table-cell office:value-type="float" office:value="1.103" table:style-name="ce2">
            <text:p>1.103</text:p>
          </table:table-cell>
          <table:table-cell office:value-type="float" office:value="0.94430000000000003" table:style-name="ce1">
            <text:p>0.9443</text:p>
          </table:table-cell>
          <table:table-cell office:value-type="float" office:value="0.19359999999999999" table:style-name="ce1">
            <text:p>0.1936</text:p>
          </table:table-cell>
          <table:table-cell office:value-type="float" office:value="0.37869999999999998" table:style-name="ce1">
            <text:p>0.3787</text:p>
          </table:table-cell>
          <table:table-cell office:value-type="float" office:value="0.87480000000000002" table:style-name="ce1">
            <text:p>0.8748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0.44140000000000001" table:style-name="ce1">
            <text:p>0.4414</text:p>
          </table:table-cell>
          <table:table-cell office:value-type="float" office:value="1.3048999999999999" table:style-name="ce1">
            <text:p>1.3049</text:p>
          </table:table-cell>
          <table:table-cell office:value-type="float" office:value="-0.3402" table:style-name="ce1">
            <text:p>-0.3402</text:p>
          </table:table-cell>
          <table:table-cell office:value-type="float" office:value="-0.2676" table:style-name="ce1">
            <text:p>-0.2676</text:p>
          </table:table-cell>
          <table:table-cell office:value-type="float" office:value="-0.13250000000000001" table:style-name="ce1">
            <text:p>-0.1325</text:p>
          </table:table-cell>
          <table:table-cell office:value-type="float" office:value="0.33760000000000001" table:style-name="ce1">
            <text:p>0.3376</text:p>
          </table:table-cell>
          <table:table-cell office:value-type="float" office:value="0.5242" table:style-name="ce1">
            <text:p>0.5242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0.1285" table:style-name="ce1">
            <text:p>0.1285</text:p>
          </table:table-cell>
          <table:table-cell office:value-type="float" office:value="0.25430000000000003" table:style-name="ce1">
            <text:p>0.2543</text:p>
          </table:table-cell>
          <table:table-cell office:value-type="float" office:value="-1.2143999999999999" table:style-name="ce1">
            <text:p>-1.2144</text:p>
          </table:table-cell>
          <table:table-cell office:value-type="float" office:value="4.3900000000000002E-2" table:style-name="ce1">
            <text:p>0.0439</text:p>
          </table:table-cell>
          <table:table-cell office:value-type="float" office:value="-0.12609999999999999" table:style-name="ce1">
            <text:p>-0.1261</text:p>
          </table:table-cell>
          <table:table-cell office:value-type="float" office:value="-0.13969999999999999" table:style-name="ce1">
            <text:p>-0.1397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-0.25790000000000002" table:style-name="ce1">
            <text:p>-0.2579</text:p>
          </table:table-cell>
          <table:table-cell office:value-type="float" office:value="-0.1313" table:style-name="ce1">
            <text:p>-0.1313</text:p>
          </table:table-cell>
          <table:table-cell office:value-type="float" office:value="-0.27100000000000002" table:style-name="ce1">
            <text:p>-0.271</text:p>
          </table:table-cell>
          <table:table-cell office:value-type="float" office:value="-0.1198" table:style-name="ce1">
            <text:p>-0.1198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.124" table:style-name="ce1">
            <text:p>0.124</text:p>
          </table:table-cell>
          <table:table-cell office:value-type="float" office:value="-0.1042" table:style-name="ce1">
            <text:p>-0.1042</text:p>
          </table:table-cell>
          <table:table-cell office:value-type="float" office:value="-0.1764" table:style-name="ce1">
            <text:p>-0.1764</text:p>
          </table:table-cell>
          <table:table-cell office:value-type="float" office:value="-0.30220000000000002" table:style-name="ce1">
            <text:p>-0.3022</text:p>
          </table:table-cell>
          <table:table-cell office:value-type="float" office:value="-0.627" table:style-name="ce1">
            <text:p>-0.627</text:p>
          </table:table-cell>
          <table:table-cell office:value-type="float" office:value="0.63149999999999995" table:style-name="ce1">
            <text:p>0.6315</text:p>
          </table:table-cell>
          <table:table-cell office:value-type="float" office:value="0.22020000000000001" table:style-name="ce1">
            <text:p>0.2202</text:p>
          </table:table-cell>
          <table:table-cell office:value-type="float" office:value="-0.35630000000000001" table:style-name="ce1">
            <text:p>-0.3563</text:p>
          </table:table-cell>
          <table:table-cell office:value-type="float" office:value="-0.29099999999999998" table:style-name="ce1">
            <text:p>-0.291</text:p>
          </table:table-cell>
          <table:table-cell office:value-type="float" office:value="0.13880000000000001" table:style-name="ce1">
            <text:p>0.1388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5.4800000000000001E-2" table:style-name="ce1">
            <text:p>0.0548</text:p>
          </table:table-cell>
          <table:table-cell office:value-type="float" office:value="1.3975" table:style-name="ce1">
            <text:p>1.3975</text:p>
          </table:table-cell>
          <table:table-cell table:number-columns-repeated="1633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1569462714343302E-3" table:style-name="ce2">
            <text:p>0.002156946</text:p>
          </table:table-cell>
          <table:table-cell office:value-type="float" office:value="0.180853662691115" table:style-name="ce2">
            <text:p>0.180853663</text:p>
          </table:table-cell>
          <table:table-cell office:value-type="float" office:value="6.0267909787175902E-2" table:style-name="ce2">
            <text:p>0.06026791</text:p>
          </table:table-cell>
          <table:table-cell office:value-type="float" office:value="6.9982032000975997E-2" table:style-name="ce2">
            <text:p>0.069982032</text:p>
          </table:table-cell>
          <table:table-cell office:value-type="float" office:value="1.2989999999999999" table:style-name="ce2">
            <text:p>1.299</text:p>
          </table:table-cell>
          <table:table-cell office:value-type="float" office:value="0.97560000000000002" table:style-name="ce1">
            <text:p>0.9756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0.51" table:style-name="ce1">
            <text:p>0.51</text:p>
          </table:table-cell>
          <table:table-cell office:value-type="float" office:value="0.89800000000000002" table:style-name="ce1">
            <text:p>0.898</text:p>
          </table:table-cell>
          <table:table-cell office:value-type="float" office:value="-0.36880000000000002" table:style-name="ce1">
            <text:p>-0.3688</text:p>
          </table:table-cell>
          <table:table-cell office:value-type="float" office:value="0.61760000000000004" table:style-name="ce1">
            <text:p>0.6176</text:p>
          </table:table-cell>
          <table:table-cell office:value-type="float" office:value="1.643" table:style-name="ce1">
            <text:p>1.643</text:p>
          </table:table-cell>
          <table:table-cell office:value-type="float" office:value="3.2500000000000001E-2" table:style-name="ce1">
            <text:p>0.0325</text:p>
          </table:table-cell>
          <table:table-cell office:value-type="float" office:value="-0.36299999999999999" table:style-name="ce1">
            <text:p>-0.363</text:p>
          </table:table-cell>
          <table:table-cell office:value-type="float" office:value="-0.18890000000000001" table:style-name="ce1">
            <text:p>-0.1889</text:p>
          </table:table-cell>
          <table:table-cell office:value-type="float" office:value="0.16830000000000001" table:style-name="ce1">
            <text:p>0.1683</text:p>
          </table:table-cell>
          <table:table-cell office:value-type="float" office:value="0.47610000000000002" table:style-name="ce1">
            <text:p>0.4761</text:p>
          </table:table-cell>
          <table:table-cell office:value-type="float" office:value="6.2E-2" table:style-name="ce1">
            <text:p>0.062</text:p>
          </table:table-cell>
          <table:table-cell office:value-type="float" office:value="0.2656" table:style-name="ce1">
            <text:p>0.2656</text:p>
          </table:table-cell>
          <table:table-cell office:value-type="float" office:value="5.6099999999999997E-2" table:style-name="ce1">
            <text:p>0.0561</text:p>
          </table:table-cell>
          <table:table-cell office:value-type="float" office:value="-0.68379999999999996" table:style-name="ce1">
            <text:p>-0.6838</text:p>
          </table:table-cell>
          <table:table-cell office:value-type="float" office:value="-8.8999999999999996E-2" table:style-name="ce1">
            <text:p>-0.089</text:p>
          </table:table-cell>
          <table:table-cell office:value-type="float" office:value="-0.14369999999999999" table:style-name="ce1">
            <text:p>-0.1437</text:p>
          </table:table-cell>
          <table:table-cell office:value-type="float" office:value="-2.4500000000000001E-2" table:style-name="ce1">
            <text:p>-0.0245</text:p>
          </table:table-cell>
          <table:table-cell office:value-type="float" office:value="1.4800000000000001E-2" table:style-name="ce1">
            <text:p>0.0148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0.1242" table:style-name="ce1">
            <text:p>0.1242</text:p>
          </table:table-cell>
          <table:table-cell office:value-type="float" office:value="-0.02" table:style-name="ce1">
            <text:p>-0.02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-0.72430000000000005" table:style-name="ce1">
            <text:p>-0.7243</text:p>
          </table:table-cell>
          <table:table-cell office:value-type="float" office:value="-3.9300000000000002E-2" table:style-name="ce1">
            <text:p>-0.0393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0.17799999999999999" table:style-name="ce1">
            <text:p>-0.178</text:p>
          </table:table-cell>
          <table:table-cell office:value-type="float" office:value="-0.59150000000000003" table:style-name="ce1">
            <text:p>-0.5915</text:p>
          </table:table-cell>
          <table:table-cell office:value-type="float" office:value="0.11310000000000001" table:style-name="ce1">
            <text:p>0.1131</text:p>
          </table:table-cell>
          <table:table-cell office:value-type="float" office:value="-0.2888" table:style-name="ce1">
            <text:p>-0.2888</text:p>
          </table:table-cell>
          <table:table-cell office:value-type="float" office:value="0.20469999999999999" table:style-name="ce1">
            <text:p>0.2047</text:p>
          </table:table-cell>
          <table:table-cell office:value-type="float" office:value="0.61739999999999995" table:style-name="ce1">
            <text:p>0.6174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-0.16550000000000001" table:style-name="ce1">
            <text:p>-0.1655</text:p>
          </table:table-cell>
          <table:table-cell office:value-type="float" office:value="-0.27610000000000001" table:style-name="ce1">
            <text:p>-0.2761</text:p>
          </table:table-cell>
          <table:table-cell office:value-type="float" office:value="-0.4088" table:style-name="ce1">
            <text:p>-0.4088</text:p>
          </table:table-cell>
          <table:table-cell office:value-type="float" office:value="-0.1163" table:style-name="ce1">
            <text:p>-0.1163</text:p>
          </table:table-cell>
          <table:table-cell office:value-type="float" office:value="0.39219999999999999" table:style-name="ce1">
            <text:p>0.3922</text:p>
          </table:table-cell>
          <table:table-cell office:value-type="float" office:value="0.91239999999999999" table:style-name="ce1">
            <text:p>0.9124</text:p>
          </table:table-cell>
          <table:table-cell table:number-columns-repeated="1633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4133348492655902E-3" table:style-name="ce2">
            <text:p>0.002413335</text:p>
          </table:table-cell>
          <table:table-cell office:value-type="float" office:value="0.17403259067319199" table:style-name="ce2">
            <text:p>0.174032591</text:p>
          </table:table-cell>
          <table:table-cell office:value-type="float" office:value="5.6133465910247003E-2" table:style-name="ce2">
            <text:p>0.056133466</text:p>
          </table:table-cell>
          <table:table-cell office:value-type="float" office:value="6.7497548604973798E-2" table:style-name="ce2">
            <text:p>0.067497549</text:p>
          </table:table-cell>
          <table:table-cell office:value-type="float" office:value="1.2" table:style-name="ce2">
            <text:p>1.2</text:p>
          </table:table-cell>
          <table:table-cell office:value-type="float" office:value="-0.38169999999999998" table:style-name="ce1">
            <text:p>-0.3817</text:p>
          </table:table-cell>
          <table:table-cell office:value-type="float" office:value="0.2382" table:style-name="ce1">
            <text:p>0.2382</text:p>
          </table:table-cell>
          <table:table-cell office:value-type="float" office:value="0.40570000000000001" table:style-name="ce1">
            <text:p>0.4057</text:p>
          </table:table-cell>
          <table:table-cell office:value-type="float" office:value="0.53669999999999995" table:style-name="ce1">
            <text:p>0.5367</text:p>
          </table:table-cell>
          <table:table-cell office:value-type="float" office:value="-1.1344000000000001" table:style-name="ce1">
            <text:p>-1.1344</text:p>
          </table:table-cell>
          <table:table-cell office:value-type="float" office:value="0.59379999999999999" table:style-name="ce1">
            <text:p>0.5938</text:p>
          </table:table-cell>
          <table:table-cell office:value-type="float" office:value="1.3440000000000001" table:style-name="ce1">
            <text:p>1.344</text:p>
          </table:table-cell>
          <table:table-cell office:value-type="float" office:value="-0.60160000000000002" table:style-name="ce1">
            <text:p>-0.6016</text:p>
          </table:table-cell>
          <table:table-cell office:value-type="float" office:value="-1.0044999999999999" table:style-name="ce1">
            <text:p>-1.0045</text:p>
          </table:table-cell>
          <table:table-cell office:value-type="float" office:value="-6.7699999999999996E-2" table:style-name="ce1">
            <text:p>-0.0677</text:p>
          </table:table-cell>
          <table:table-cell office:value-type="float" office:value="0.2213" table:style-name="ce1">
            <text:p>0.2213</text:p>
          </table:table-cell>
          <table:table-cell office:value-type="float" office:value="0.34470000000000001" table:style-name="ce1">
            <text:p>0.3447</text:p>
          </table:table-cell>
          <table:table-cell office:value-type="float" office:value="-0.63109999999999999" table:style-name="ce1">
            <text:p>-0.6311</text:p>
          </table:table-cell>
          <table:table-cell office:value-type="float" office:value="0.30230000000000001" table:style-name="ce1">
            <text:p>0.3023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-0.75990000000000002" table:style-name="ce1">
            <text:p>-0.7599</text:p>
          </table:table-cell>
          <table:table-cell office:value-type="float" office:value="-0.40839999999999999" table:style-name="ce1">
            <text:p>-0.4084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-7.2800000000000004E-2" table:style-name="ce1">
            <text:p>-0.0728</text:p>
          </table:table-cell>
          <table:table-cell office:value-type="float" office:value="-3.3E-3" table:style-name="ce1">
            <text:p>-0.0033</text:p>
          </table:table-cell>
          <table:table-cell office:value-type="float" office:value="-0.1817" table:style-name="ce1">
            <text:p>-0.1817</text:p>
          </table:table-cell>
          <table:table-cell office:value-type="float" office:value="0.14169999999999999" table:style-name="ce1">
            <text:p>0.1417</text:p>
          </table:table-cell>
          <table:table-cell office:value-type="float" office:value="-0.23" table:style-name="ce1">
            <text:p>-0.23</text:p>
          </table:table-cell>
          <table:table-cell office:value-type="float" office:value="-0.14810000000000001" table:style-name="ce1">
            <text:p>-0.1481</text:p>
          </table:table-cell>
          <table:table-cell office:value-type="float" office:value="-1.5404" table:style-name="ce1">
            <text:p>-1.540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-1.5599999999999999E-2" table:style-name="ce1">
            <text:p>-0.0156</text:p>
          </table:table-cell>
          <table:table-cell office:value-type="float" office:value="-1.4830000000000001" table:style-name="ce1">
            <text:p>-1.483</text:p>
          </table:table-cell>
          <table:table-cell office:value-type="float" office:value="2.3E-2" table:style-name="ce1">
            <text:p>0.023</text:p>
          </table:table-cell>
          <table:table-cell office:value-type="float" office:value="-0.36380000000000001" table:style-name="ce1">
            <text:p>-0.3638</text:p>
          </table:table-cell>
          <table:table-cell office:value-type="float" office:value="3.3799999999999997E-2" table:style-name="ce1">
            <text:p>0.0338</text:p>
          </table:table-cell>
          <table:table-cell office:value-type="float" office:value="0.69420000000000004" table:style-name="ce1">
            <text:p>0.6942</text:p>
          </table:table-cell>
          <table:table-cell office:value-type="float" office:value="0.2074" table:style-name="ce1">
            <text:p>0.2074</text:p>
          </table:table-cell>
          <table:table-cell office:value-type="float" office:value="-0.2122" table:style-name="ce1">
            <text:p>-0.2122</text:p>
          </table:table-cell>
          <table:table-cell office:value-type="float" office:value="-0.20080000000000001" table:style-name="ce1">
            <text:p>-0.2008</text:p>
          </table:table-cell>
          <table:table-cell office:value-type="float" office:value="0.1051" table:style-name="ce1">
            <text:p>0.1051</text:p>
          </table:table-cell>
          <table:table-cell office:value-type="float" office:value="-0.1137" table:style-name="ce1">
            <text:p>-0.1137</text:p>
          </table:table-cell>
          <table:table-cell office:value-type="float" office:value="0.29970000000000002" table:style-name="ce1">
            <text:p>0.2997</text:p>
          </table:table-cell>
          <table:table-cell office:value-type="float" office:value="0.88990000000000002" table:style-name="ce1">
            <text:p>0.8899</text:p>
          </table:table-cell>
          <table:table-cell table:number-columns-repeated="1633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4T23:51:44Z</meta:creation-date>
    <dc:date>2020-09-13T06:21:32Z</dc:date>
    <meta:editing-cycles>2</meta:editing-cycles>
    <meta:editing-duration>PT572S</meta:editing-duration>
  </office:meta>
</office:document-meta>
</file>